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F4:solutions.F29 solutions.J3:solutions.J3 solutions.J4:solutions.J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F4:solutions.F29 solutions.I4:solutions.I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([0],[1,2,3,4,5],[6,7,8],[]) 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4,5],[6,8,7],[]) 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4,5],[7,6,8],[]) 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([0],[1,2,3,4,5],[7,8,6],[]) 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D$1:.$D$40320]; [.F4])" office:value-type="float" office:value="1" calcext:value-type="float">
            <text:p>1</text:p>
          </table:table-cell>
          <table:table-cell table:style-name="ce1" table:formula="of:=[.G4]" office:value-type="float" office:value="1" calcext:value-type="float">
            <text:p>1</text:p>
          </table:table-cell>
          <table:table-cell table:style-name="ce2" table:formula="of:=[.H4]/[.$G$29]" office:value-type="float" office:value="0.0005" calcext:value-type="float">
            <text:p>0.0005</text:p>
          </table:table-cell>
          <table:table-cell table:style-name="ce2" table:formula="of:=[.G4]/[.$G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([0],[1,2,3,4,5],[8,6,7],[]) 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D$1:.$D$40320]; [.F5])" office:value-type="float" office:value="1" calcext:value-type="float">
            <text:p>1</text:p>
          </table:table-cell>
          <table:table-cell table:style-name="ce1" table:formula="of:=[.G5]-[.G4]" office:value-type="float" office:value="0" calcext:value-type="float">
            <text:p>0</text:p>
          </table:table-cell>
          <table:table-cell table:style-name="ce2" table:formula="of:=[.H5]/[.$G$29]" office:value-type="float" office:value="0" calcext:value-type="float">
            <text:p>0.0000</text:p>
          </table:table-cell>
          <table:table-cell table:style-name="ce2" table:formula="of:=[.G5]/[.$G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([0],[1,2,3,4,5],[8,7,6],[])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D$1:.$D$40320]; [.F6])" office:value-type="float" office:value="1" calcext:value-type="float">
            <text:p>1</text:p>
          </table:table-cell>
          <table:table-cell table:style-name="ce1" table:formula="of:=[.G6]-[.G5]" office:value-type="float" office:value="0" calcext:value-type="float">
            <text:p>0</text:p>
          </table:table-cell>
          <table:table-cell table:style-name="ce2" table:formula="of:=[.H6]/[.$G$29]" office:value-type="float" office:value="0" calcext:value-type="float">
            <text:p>0.0000</text:p>
          </table:table-cell>
          <table:table-cell table:style-name="ce2" table:formula="of:=[.G6]/[.$G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([0],[1,2,3,4,6],[5,7,8],[]) 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D$1:.$D$40320]; [.F7])" office:value-type="float" office:value="1" calcext:value-type="float">
            <text:p>1</text:p>
          </table:table-cell>
          <table:table-cell table:style-name="ce1" table:formula="of:=[.G7]-[.G6]" office:value-type="float" office:value="0" calcext:value-type="float">
            <text:p>0</text:p>
          </table:table-cell>
          <table:table-cell table:style-name="ce2" table:formula="of:=[.H7]/[.$G$29]" office:value-type="float" office:value="0" calcext:value-type="float">
            <text:p>0.0000</text:p>
          </table:table-cell>
          <table:table-cell table:style-name="ce2" table:formula="of:=[.G7]/[.$G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([0],[1,2,3,4,6],[5,8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D$1:.$D$40320]; [.F8])" office:value-type="float" office:value="1" calcext:value-type="float">
            <text:p>1</text:p>
          </table:table-cell>
          <table:table-cell table:style-name="ce1" table:formula="of:=[.G8]-[.G7]" office:value-type="float" office:value="0" calcext:value-type="float">
            <text:p>0</text:p>
          </table:table-cell>
          <table:table-cell table:style-name="ce2" table:formula="of:=[.H8]/[.$G$29]" office:value-type="float" office:value="0" calcext:value-type="float">
            <text:p>0.0000</text:p>
          </table:table-cell>
          <table:table-cell table:style-name="ce2" table:formula="of:=[.G8]/[.$G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([0],[1,2,3,4,6],[7,5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D$1:.$D$40320]; [.F9])" office:value-type="float" office:value="5" calcext:value-type="float">
            <text:p>5</text:p>
          </table:table-cell>
          <table:table-cell table:style-name="ce1" table:formula="of:=[.G9]-[.G8]" office:value-type="float" office:value="4" calcext:value-type="float">
            <text:p>4</text:p>
          </table:table-cell>
          <table:table-cell table:style-name="ce2" table:formula="of:=[.H9]/[.$G$29]" office:value-type="float" office:value="0.002" calcext:value-type="float">
            <text:p>0.0020</text:p>
          </table:table-cell>
          <table:table-cell table:style-name="ce2" table:formula="of:=[.G9]/[.$G$29]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([0],[1,2,3,4,6],[7,8,5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D$1:.$D$40320]; [.F10])" office:value-type="float" office:value="6" calcext:value-type="float">
            <text:p>6</text:p>
          </table:table-cell>
          <table:table-cell table:style-name="ce1" table:formula="of:=[.G10]-[.G9]" office:value-type="float" office:value="1" calcext:value-type="float">
            <text:p>1</text:p>
          </table:table-cell>
          <table:table-cell table:style-name="ce2" table:formula="of:=[.H10]/[.$G$29]" office:value-type="float" office:value="0.0005" calcext:value-type="float">
            <text:p>0.0005</text:p>
          </table:table-cell>
          <table:table-cell table:style-name="ce2" table:formula="of:=[.G10]/[.$G$29]" office:value-type="float" office:value="0.003" calcext:value-type="float">
            <text:p>0.0030</text:p>
          </table:table-cell>
        </table:table-row>
        <table:table-row table:style-name="ro1">
          <table:table-cell office:value-type="string" calcext:value-type="string">
            <text:p>([0],[1,2,3,4,6],[8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D$1:.$D$40320]; [.F11])" office:value-type="float" office:value="8" calcext:value-type="float">
            <text:p>8</text:p>
          </table:table-cell>
          <table:table-cell table:style-name="ce1" table:formula="of:=[.G11]-[.G10]" office:value-type="float" office:value="2" calcext:value-type="float">
            <text:p>2</text:p>
          </table:table-cell>
          <table:table-cell table:style-name="ce2" table:formula="of:=[.H11]/[.$G$29]" office:value-type="float" office:value="0.001" calcext:value-type="float">
            <text:p>0.0010</text:p>
          </table:table-cell>
          <table:table-cell table:style-name="ce2" table:formula="of:=[.G11]/[.$G$29]" office:value-type="float" office:value="0.004" calcext:value-type="float">
            <text:p>0.0040</text:p>
          </table:table-cell>
        </table:table-row>
        <table:table-row table:style-name="ro1">
          <table:table-cell office:value-type="string" calcext:value-type="string">
            <text:p>([0],[1,2,3,4,6],[8,7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D$1:.$D$40320]; [.F12])" office:value-type="float" office:value="13" calcext:value-type="float">
            <text:p>13</text:p>
          </table:table-cell>
          <table:table-cell table:style-name="ce1" table:formula="of:=[.G12]-[.G11]" office:value-type="float" office:value="5" calcext:value-type="float">
            <text:p>5</text:p>
          </table:table-cell>
          <table:table-cell table:style-name="ce2" table:formula="of:=[.H12]/[.$G$29]" office:value-type="float" office:value="0.0025" calcext:value-type="float">
            <text:p>0.0025</text:p>
          </table:table-cell>
          <table:table-cell table:style-name="ce2" table:formula="of:=[.G12]/[.$G$29]"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([0],[1,2,3,4,7],[5,6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D$1:.$D$40320]; [.F13])" office:value-type="float" office:value="30" calcext:value-type="float">
            <text:p>30</text:p>
          </table:table-cell>
          <table:table-cell table:style-name="ce1" table:formula="of:=[.G13]-[.G12]" office:value-type="float" office:value="17" calcext:value-type="float">
            <text:p>17</text:p>
          </table:table-cell>
          <table:table-cell table:style-name="ce2" table:formula="of:=[.H13]/[.$G$29]" office:value-type="float" office:value="0.0085" calcext:value-type="float">
            <text:p>0.0085</text:p>
          </table:table-cell>
          <table:table-cell table:style-name="ce2" table:formula="of:=[.G13]/[.$G$29]" office:value-type="float" office:value="0.015" calcext:value-type="float">
            <text:p>0.0150</text:p>
          </table:table-cell>
        </table:table-row>
        <table:table-row table:style-name="ro1">
          <table:table-cell office:value-type="string" calcext:value-type="string">
            <text:p>([0],[1,2,3,4,7],[5,8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D$1:.$D$40320]; [.F14])" office:value-type="float" office:value="57" calcext:value-type="float">
            <text:p>57</text:p>
          </table:table-cell>
          <table:table-cell table:style-name="ce1" table:formula="of:=[.G14]-[.G13]" office:value-type="float" office:value="27" calcext:value-type="float">
            <text:p>27</text:p>
          </table:table-cell>
          <table:table-cell table:style-name="ce2" table:formula="of:=[.H14]/[.$G$29]" office:value-type="float" office:value="0.0135" calcext:value-type="float">
            <text:p>0.0135</text:p>
          </table:table-cell>
          <table:table-cell table:style-name="ce2" table:formula="of:=[.G14]/[.$G$29]"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([0],[1,2,3,4,7],[6,5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D$1:.$D$40320]; [.F15])" office:value-type="float" office:value="113" calcext:value-type="float">
            <text:p>113</text:p>
          </table:table-cell>
          <table:table-cell table:style-name="ce1" table:formula="of:=[.G15]-[.G14]" office:value-type="float" office:value="56" calcext:value-type="float">
            <text:p>56</text:p>
          </table:table-cell>
          <table:table-cell table:style-name="ce2" table:formula="of:=[.H15]/[.$G$29]" office:value-type="float" office:value="0.028" calcext:value-type="float">
            <text:p>0.0280</text:p>
          </table:table-cell>
          <table:table-cell table:style-name="ce2" table:formula="of:=[.G15]/[.$G$29]" office:value-type="float" office:value="0.0565" calcext:value-type="float">
            <text:p>0.0565</text:p>
          </table:table-cell>
        </table:table-row>
        <table:table-row table:style-name="ro1">
          <table:table-cell office:value-type="string" calcext:value-type="string">
            <text:p>([0],[1,2,3,4,7],[6,8,5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D$1:.$D$40320]; [.F16])" office:value-type="float" office:value="193" calcext:value-type="float">
            <text:p>193</text:p>
          </table:table-cell>
          <table:table-cell table:style-name="ce1" table:formula="of:=[.G16]-[.G15]" office:value-type="float" office:value="80" calcext:value-type="float">
            <text:p>80</text:p>
          </table:table-cell>
          <table:table-cell table:style-name="ce2" table:formula="of:=[.H16]/[.$G$29]" office:value-type="float" office:value="0.04" calcext:value-type="float">
            <text:p>0.0400</text:p>
          </table:table-cell>
          <table:table-cell table:style-name="ce2" table:formula="of:=[.G16]/[.$G$29]" office:value-type="float" office:value="0.0965" calcext:value-type="float">
            <text:p>0.0965</text:p>
          </table:table-cell>
        </table:table-row>
        <table:table-row table:style-name="ro1">
          <table:table-cell office:value-type="string" calcext:value-type="string">
            <text:p>([0],[1,2,3,4,7],[8,5,6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D$1:.$D$40320]; [.F17])" office:value-type="float" office:value="328" calcext:value-type="float">
            <text:p>328</text:p>
          </table:table-cell>
          <table:table-cell table:style-name="ce1" table:formula="of:=[.G17]-[.G16]" office:value-type="float" office:value="135" calcext:value-type="float">
            <text:p>135</text:p>
          </table:table-cell>
          <table:table-cell table:style-name="ce2" table:formula="of:=[.H17]/[.$G$29]" office:value-type="float" office:value="0.0675" calcext:value-type="float">
            <text:p>0.0675</text:p>
          </table:table-cell>
          <table:table-cell table:style-name="ce2" table:formula="of:=[.G17]/[.$G$29]" office:value-type="float" office:value="0.164" calcext:value-type="float">
            <text:p>0.1640</text:p>
          </table:table-cell>
        </table:table-row>
        <table:table-row table:style-name="ro1">
          <table:table-cell office:value-type="string" calcext:value-type="string">
            <text:p>([0],[1,2,3,4,7],[8,6,5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D$1:.$D$40320]; [.F18])" office:value-type="float" office:value="506" calcext:value-type="float">
            <text:p>506</text:p>
          </table:table-cell>
          <table:table-cell table:style-name="ce1" table:formula="of:=[.G18]-[.G17]" office:value-type="float" office:value="178" calcext:value-type="float">
            <text:p>178</text:p>
          </table:table-cell>
          <table:table-cell table:style-name="ce2" table:formula="of:=[.H18]/[.$G$29]" office:value-type="float" office:value="0.089" calcext:value-type="float">
            <text:p>0.0890</text:p>
          </table:table-cell>
          <table:table-cell table:style-name="ce2" table:formula="of:=[.G18]/[.$G$29]" office:value-type="float" office:value="0.253" calcext:value-type="float">
            <text:p>0.2530</text:p>
          </table:table-cell>
        </table:table-row>
        <table:table-row table:style-name="ro1">
          <table:table-cell office:value-type="string" calcext:value-type="string">
            <text:p>([0],[1,2,3,4,8],[5,6,7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D$1:.$D$40320]; [.F19])" office:value-type="float" office:value="791" calcext:value-type="float">
            <text:p>791</text:p>
          </table:table-cell>
          <table:table-cell table:style-name="ce1" table:formula="of:=[.G19]-[.G18]" office:value-type="float" office:value="285" calcext:value-type="float">
            <text:p>285</text:p>
          </table:table-cell>
          <table:table-cell table:style-name="ce2" table:formula="of:=[.H19]/[.$G$29]" office:value-type="float" office:value="0.1425" calcext:value-type="float">
            <text:p>0.1425</text:p>
          </table:table-cell>
          <table:table-cell table:style-name="ce2" table:formula="of:=[.G19]/[.$G$29]" office:value-type="float" office:value="0.3955" calcext:value-type="float">
            <text:p>0.3955</text:p>
          </table:table-cell>
        </table:table-row>
        <table:table-row table:style-name="ro1">
          <table:table-cell office:value-type="string" calcext:value-type="string">
            <text:p>([0],[1,2,3,4,8],[5,7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D$1:.$D$40320]; [.F20])" office:value-type="float" office:value="1083" calcext:value-type="float">
            <text:p>1083</text:p>
          </table:table-cell>
          <table:table-cell table:style-name="ce1" table:formula="of:=[.G20]-[.G19]" office:value-type="float" office:value="292" calcext:value-type="float">
            <text:p>292</text:p>
          </table:table-cell>
          <table:table-cell table:style-name="ce2" table:formula="of:=[.H20]/[.$G$29]" office:value-type="float" office:value="0.146" calcext:value-type="float">
            <text:p>0.1460</text:p>
          </table:table-cell>
          <table:table-cell table:style-name="ce2" table:formula="of:=[.G20]/[.$G$29]" office:value-type="float" office:value="0.5415" calcext:value-type="float">
            <text:p>0.5415</text:p>
          </table:table-cell>
        </table:table-row>
        <table:table-row table:style-name="ro1">
          <table:table-cell office:value-type="string" calcext:value-type="string">
            <text:p>([0],[1,2,3,4,8],[6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D$1:.$D$40320]; [.F21])" office:value-type="float" office:value="1406" calcext:value-type="float">
            <text:p>1406</text:p>
          </table:table-cell>
          <table:table-cell table:style-name="ce1" table:formula="of:=[.G21]-[.G20]" office:value-type="float" office:value="323" calcext:value-type="float">
            <text:p>323</text:p>
          </table:table-cell>
          <table:table-cell table:style-name="ce2" table:formula="of:=[.H21]/[.$G$29]" office:value-type="float" office:value="0.1615" calcext:value-type="float">
            <text:p>0.1615</text:p>
          </table:table-cell>
          <table:table-cell table:style-name="ce2" table:formula="of:=[.G21]/[.$G$29]" office:value-type="float" office:value="0.703" calcext:value-type="float">
            <text:p>0.7030</text:p>
          </table:table-cell>
        </table:table-row>
        <table:table-row table:style-name="ro1">
          <table:table-cell office:value-type="string" calcext:value-type="string">
            <text:p>([0],[1,2,3,4,8],[6,7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D$1:.$D$40320]; [.F22])" office:value-type="float" office:value="1616" calcext:value-type="float">
            <text:p>1616</text:p>
          </table:table-cell>
          <table:table-cell table:style-name="ce1" table:formula="of:=[.G22]-[.G21]" office:value-type="float" office:value="210" calcext:value-type="float">
            <text:p>210</text:p>
          </table:table-cell>
          <table:table-cell table:style-name="ce2" table:formula="of:=[.H22]/[.$G$29]" office:value-type="float" office:value="0.105" calcext:value-type="float">
            <text:p>0.1050</text:p>
          </table:table-cell>
          <table:table-cell table:style-name="ce2" table:formula="of:=[.G22]/[.$G$29]" office:value-type="float" office:value="0.808" calcext:value-type="float">
            <text:p>0.8080</text:p>
          </table:table-cell>
        </table:table-row>
        <table:table-row table:style-name="ro1">
          <table:table-cell office:value-type="string" calcext:value-type="string">
            <text:p>([0],[1,2,3,4,8],[7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D$1:.$D$40320]; [.F23])" office:value-type="float" office:value="1795" calcext:value-type="float">
            <text:p>1795</text:p>
          </table:table-cell>
          <table:table-cell table:style-name="ce1" table:formula="of:=[.G23]-[.G22]" office:value-type="float" office:value="179" calcext:value-type="float">
            <text:p>179</text:p>
          </table:table-cell>
          <table:table-cell table:style-name="ce2" table:formula="of:=[.H23]/[.$G$29]" office:value-type="float" office:value="0.0895" calcext:value-type="float">
            <text:p>0.0895</text:p>
          </table:table-cell>
          <table:table-cell table:style-name="ce2" table:formula="of:=[.G23]/[.$G$29]" office:value-type="float" office:value="0.8975" calcext:value-type="float">
            <text:p>0.8975</text:p>
          </table:table-cell>
        </table:table-row>
        <table:table-row table:style-name="ro1">
          <table:table-cell office:value-type="string" calcext:value-type="string">
            <text:p>([0],[1,2,3,4,8],[7,6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D$1:.$D$40320]; [.F24])" office:value-type="float" office:value="1908" calcext:value-type="float">
            <text:p>1908</text:p>
          </table:table-cell>
          <table:table-cell table:style-name="ce1" table:formula="of:=[.G24]-[.G23]" office:value-type="float" office:value="113" calcext:value-type="float">
            <text:p>113</text:p>
          </table:table-cell>
          <table:table-cell table:style-name="ce2" table:formula="of:=[.H24]/[.$G$29]" office:value-type="float" office:value="0.0565" calcext:value-type="float">
            <text:p>0.0565</text:p>
          </table:table-cell>
          <table:table-cell table:style-name="ce2" table:formula="of:=[.G24]/[.$G$29]" office:value-type="float" office:value="0.954" calcext:value-type="float">
            <text:p>0.9540</text:p>
          </table:table-cell>
        </table:table-row>
        <table:table-row table:style-name="ro1">
          <table:table-cell office:value-type="string" calcext:value-type="string">
            <text:p>([0],[1,2,3,5,4],[6,7,8],[]) 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D$1:.$D$40320]; [.F25])" office:value-type="float" office:value="1983" calcext:value-type="float">
            <text:p>1983</text:p>
          </table:table-cell>
          <table:table-cell table:style-name="ce1" table:formula="of:=[.G25]-[.G24]" office:value-type="float" office:value="75" calcext:value-type="float">
            <text:p>75</text:p>
          </table:table-cell>
          <table:table-cell table:style-name="ce2" table:formula="of:=[.H25]/[.$G$29]" office:value-type="float" office:value="0.0375" calcext:value-type="float">
            <text:p>0.0375</text:p>
          </table:table-cell>
          <table:table-cell table:style-name="ce2" table:formula="of:=[.G25]/[.$G$29]" office:value-type="float" office:value="0.9915" calcext:value-type="float">
            <text:p>0.9915</text:p>
          </table:table-cell>
        </table:table-row>
        <table:table-row table:style-name="ro1">
          <table:table-cell office:value-type="string" calcext:value-type="string">
            <text:p>([0],[1,2,3,5,4],[6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D$1:.$D$40320]; [.F26])" office:value-type="float" office:value="1996" calcext:value-type="float">
            <text:p>1996</text:p>
          </table:table-cell>
          <table:table-cell table:style-name="ce1" table:formula="of:=[.G26]-[.G25]" office:value-type="float" office:value="13" calcext:value-type="float">
            <text:p>13</text:p>
          </table:table-cell>
          <table:table-cell table:style-name="ce2" table:formula="of:=[.H26]/[.$G$29]" office:value-type="float" office:value="0.0065" calcext:value-type="float">
            <text:p>0.0065</text:p>
          </table:table-cell>
          <table:table-cell table:style-name="ce2" table:formula="of:=[.G26]/[.$G$29]" office:value-type="float" office:value="0.998" calcext:value-type="float">
            <text:p>0.9980</text:p>
          </table:table-cell>
        </table:table-row>
        <table:table-row table:style-name="ro1">
          <table:table-cell office:value-type="string" calcext:value-type="string">
            <text:p>([0],[1,2,3,5,4],[7,6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D$1:.$D$40320]; [.F27])" office:value-type="float" office:value="2000" calcext:value-type="float">
            <text:p>2000</text:p>
          </table:table-cell>
          <table:table-cell table:style-name="ce1" table:formula="of:=[.G27]-[.G26]" office:value-type="float" office:value="4" calcext:value-type="float">
            <text:p>4</text:p>
          </table:table-cell>
          <table:table-cell table:style-name="ce2" table:formula="of:=[.H27]/[.$G$29]" office:value-type="float" office:value="0.002" calcext:value-type="float">
            <text:p>0.0020</text:p>
          </table:table-cell>
          <table:table-cell table:style-name="ce2" table:formula="of:=[.G27]/[.$G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([0],[1,2,3,5,4],[7,8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D$1:.$D$40320]; [.F28])" office:value-type="float" office:value="2000" calcext:value-type="float">
            <text:p>2000</text:p>
          </table:table-cell>
          <table:table-cell table:style-name="ce1" table:formula="of:=[.G28]-[.G27]" office:value-type="float" office:value="0" calcext:value-type="float">
            <text:p>0</text:p>
          </table:table-cell>
          <table:table-cell table:style-name="ce2" table:formula="of:=[.H28]/[.$G$29]" office:value-type="float" office:value="0" calcext:value-type="float">
            <text:p>0.0000</text:p>
          </table:table-cell>
          <table:table-cell table:style-name="ce2" table:formula="of:=[.G28]/[.$G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([0],[1,2,3,5,4],[8,6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D$1:.$D$40320]; [.F29])" office:value-type="float" office:value="2000" calcext:value-type="float">
            <text:p>2000</text:p>
          </table:table-cell>
          <table:table-cell table:style-name="ce1" table:formula="of:=[.G29]-[.G28]" office:value-type="float" office:value="0" calcext:value-type="float">
            <text:p>0</text:p>
          </table:table-cell>
          <table:table-cell table:style-name="ce2" table:formula="of:=[.H29]/[.$G$29]" office:value-type="float" office:value="0" calcext:value-type="float">
            <text:p>0.0000</text:p>
          </table:table-cell>
          <table:table-cell table:style-name="ce2" table:formula="of:=[.G29]/[.$G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([0],[1,2,3,5,4],[8,7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6],[4,7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6],[4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6],[7,4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6],[7,8,4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6],[8,4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6],[8,7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7],[4,6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7],[4,8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7],[6,4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7],[6,8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7],[8,4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7],[8,6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8],[4,6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8],[4,7,6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8],[6,4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8],[6,7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8],[7,4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5,8],[7,6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4],[5,7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4],[5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4],[7,5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4],[7,8,5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4],[8,5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4],[8,7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5],[4,7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5],[4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5],[7,4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5],[7,8,4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5],[8,4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5],[8,7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7],[4,5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7],[4,8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7],[5,4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7],[5,8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7],[8,4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7],[8,5,4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8],[4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8],[4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8],[5,4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8],[5,7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8],[7,4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6,8],[7,5,4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4],[5,6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4],[5,8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4],[6,5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4],[6,8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4],[8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4],[8,6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5],[4,6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5],[4,8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5],[6,4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5],[6,8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5],[8,4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5],[8,6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6],[4,5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6],[4,8,5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6],[5,4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6],[5,8,4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6],[8,4,5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6],[8,5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8],[4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8],[4,6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8],[5,4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8],[5,6,4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8],[6,4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7,8],[6,5,4],[]) 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4],[5,6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4],[5,7,6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4],[6,5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4],[6,7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4],[7,5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4],[7,6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5],[4,6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5],[4,7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5],[6,4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5],[6,7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5],[7,4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5],[7,6,4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6],[4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6],[4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6],[5,4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6],[5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6],[7,4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6],[7,5,4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7],[4,5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7],[4,6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7],[5,4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7],[5,6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7],[6,4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3,8,7],[6,5,4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5],[6,7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5],[6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5],[7,6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5],[7,8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5],[8,6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5],[8,7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6],[5,7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6],[5,8,7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6],[7,5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6],[7,8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6],[8,5,7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6],[8,7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7],[5,6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7],[5,8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7],[6,5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7],[6,8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7],[8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7],[8,6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8],[5,6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8],[5,7,6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8],[6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8],[6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8],[7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3,8],[7,6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3],[6,7,8],[]) 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3],[6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3],[7,6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3],[7,8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3],[8,6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3],[8,7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6],[3,7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6],[3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6],[7,3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6],[7,8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6],[8,3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6],[8,7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7],[3,6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7],[3,8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7],[6,3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7],[6,8,3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7],[8,3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7],[8,6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8],[3,6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8],[3,7,6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8],[6,3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8],[6,7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8],[7,3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5,8],[7,6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3],[5,7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3],[5,8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3],[7,5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3],[7,8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3],[8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3],[8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5],[3,7,8],[]) 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5],[3,8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5],[7,3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5],[7,8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5],[8,3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5],[8,7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7],[3,5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7],[3,8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7],[5,3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7],[5,8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7],[8,3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7],[8,5,3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8],[3,5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8],[3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8],[5,3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8],[5,7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8],[7,3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6,8],[7,5,3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3],[5,6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3],[5,8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3],[6,5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3],[6,8,5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3],[8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3],[8,6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5],[3,6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5],[3,8,6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5],[6,3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5],[6,8,3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5],[8,3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5],[8,6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6],[3,5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6],[3,8,5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6],[5,3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6],[5,8,3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6],[8,3,5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6],[8,5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8],[3,5,6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8],[3,6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8],[5,3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8],[5,6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8],[6,3,5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7,8],[6,5,3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3],[5,6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3],[5,7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3],[6,5,7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3],[6,7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3],[7,5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3],[7,6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5],[3,6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5],[3,7,6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5],[6,3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5],[6,7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5],[7,3,6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5],[7,6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6],[3,5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6],[3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6],[5,3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6],[5,7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6],[7,3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6],[7,5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7],[3,5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7],[3,6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7],[5,3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7],[5,6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7],[6,3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4,8,7],[6,5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4],[6,7,8],[]) 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4],[6,8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4],[7,6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4],[7,8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4],[8,6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4],[8,7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6],[4,7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6],[4,8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6],[7,4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6],[7,8,4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6],[8,4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6],[8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7],[4,6,8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7],[4,8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7],[6,4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7],[6,8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7],[8,4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7],[8,6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8],[4,6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8],[4,7,6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8],[6,4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8],[6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8],[7,4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3,8],[7,6,4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3],[6,7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3],[6,8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3],[7,6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3],[7,8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3],[8,6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3],[8,7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6],[3,7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6],[3,8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6],[7,3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6],[7,8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6],[8,3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6],[8,7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7],[3,6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7],[3,8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7],[6,3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7],[6,8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7],[8,3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7],[8,6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8],[3,6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8],[3,7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8],[6,3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8],[6,7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8],[7,3,6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4,8],[7,6,3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3],[4,7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3],[4,8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3],[7,4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3],[7,8,4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3],[8,4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3],[8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4],[3,7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4],[3,8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4],[7,3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4],[7,8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4],[8,3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4],[8,7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7],[3,4,8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7],[3,8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7],[4,3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7],[4,8,3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7],[8,3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7],[8,4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8],[3,4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8],[3,7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8],[4,3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8],[4,7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8],[7,3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6,8],[7,4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3],[4,6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3],[4,8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3],[6,4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3],[6,8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3],[8,4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3],[8,6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4],[3,6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4],[3,8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4],[6,3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4],[6,8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4],[8,3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4],[8,6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6],[3,4,8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6],[3,8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6],[4,3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6],[4,8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6],[8,3,4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6],[8,4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8],[3,4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8],[3,6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8],[4,3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8],[4,6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8],[6,3,4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7,8],[6,4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3],[4,6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3],[4,7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3],[6,4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3],[6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3],[7,4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3],[7,6,4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4],[3,6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4],[3,7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4],[6,3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4],[6,7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4],[7,3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4],[7,6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6],[3,4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6],[3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6],[4,3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6],[4,7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6],[7,3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6],[7,4,3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7],[3,4,6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7],[3,6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7],[4,3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7],[4,6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7],[6,3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5,8,7],[6,4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4],[5,7,8],[]) 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4],[5,8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4],[7,5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4],[7,8,5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4],[8,5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4],[8,7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5],[4,7,8],[]) 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5],[4,8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5],[7,4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5],[7,8,4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5],[8,4,7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5],[8,7,4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7],[4,5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7],[4,8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7],[5,4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7],[5,8,4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7],[8,4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7],[8,5,4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8],[4,5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8],[4,7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8],[5,4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8],[5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8],[7,4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3,8],[7,5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3],[5,7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3],[5,8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3],[7,5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3],[7,8,5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3],[8,5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3],[8,7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5],[3,7,8],[])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5],[3,8,7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5],[7,3,8],[]) 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5],[7,8,3],[]) 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5],[8,3,7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5],[8,7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7],[3,5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7],[3,8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7],[5,3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7],[5,8,3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7],[8,3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7],[8,5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8],[3,5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8],[3,7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8],[5,3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8],[5,7,3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8],[7,3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4,8],[7,5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3],[4,7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3],[4,8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3],[7,4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3],[7,8,4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3],[8,4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3],[8,7,4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4],[3,7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4],[3,8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4],[7,3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4],[7,8,3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4],[8,3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4],[8,7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7],[3,4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7],[3,8,4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7],[4,3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7],[4,8,3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7],[8,3,4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7],[8,4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8],[3,4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8],[3,7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8],[4,3,7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8],[4,7,3],[]) 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8],[7,3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5,8],[7,4,3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3],[4,5,8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3],[4,8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3],[5,4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3],[5,8,4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3],[8,4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3],[8,5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4],[3,5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4],[3,8,5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4],[5,3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4],[5,8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4],[8,3,5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4],[8,5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5],[3,4,8],[]) 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5],[3,8,4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5],[4,3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5],[4,8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5],[8,3,4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5],[8,4,3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8],[3,4,5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8],[3,5,4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8],[4,3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8],[4,5,3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8],[5,3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7,8],[5,4,3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3],[4,5,7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3],[4,7,5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3],[5,4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3],[5,7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3],[7,4,5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3],[7,5,4],[]) 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4],[3,5,7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4],[3,7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4],[5,3,7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4],[5,7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4],[7,3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4],[7,5,3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5],[3,4,7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5],[3,7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5],[4,3,7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5],[4,7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5],[7,3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5],[7,4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7],[3,4,5],[]) 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7],[3,5,4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7],[4,3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7],[4,5,3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7],[5,3,4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6,8,7],[5,4,3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4],[5,6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4],[5,8,6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4],[6,5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4],[6,8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4],[8,5,6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4],[8,6,5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5],[4,6,8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5],[4,8,6],[]) 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5],[6,4,8],[]) 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5],[6,8,4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5],[8,4,6],[]) 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5],[8,6,4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6],[4,5,8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6],[4,8,5],[]) 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6],[5,4,8],[]) 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6],[5,8,4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6],[8,4,5],[]) 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6],[8,5,4],[]) 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8],[4,5,6],[]) 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[0],[1,2,7,3,8],[4,6,5],[]) 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 table:number-rows-repeated="10000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7:24:48.285751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2T17:26:23.006927627</dc:date>
    <meta:editing-duration>PT1H38M54S</meta:editing-duration>
    <meta:editing-cycles>71</meta:editing-cycles>
    <meta:document-statistic meta:table-count="1" meta:cell-count="5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F4:solutions.F29 solutions.J3:solutions.J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F4:solutions.F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J4:solutions.J29" chart:label-cell-address="solutions.J3:solutions.J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J3:solutions.J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F4:solutions.F29</svg:desc>
                </draw:g>
              </table:table-cell>
              <table:table-cell office:value-type="float" office:value="0.0005">
                <text:p>0.0005</text:p>
                <draw:g>
                  <svg:desc>solutions.J4:solutions.J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15">
                <text:p>0.54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F4:solutions.F29 solutions.I4:solutions.I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F4:solutions.F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I4:solutions.I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F4:solutions.F29</svg:desc>
                </draw:g>
              </table:table-cell>
              <table:table-cell office:value-type="float" office:value="0.0005">
                <text:p>0.0005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15">
                <text:p>0.16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